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6087in" svg:y="2.7122in">
            <draw:object draw:notify-on-update-of-ranges="Sheet1.B23:Sheet1.B23 Sheet1.B24:Sheet1.B28 Sheet1.C23:Sheet1.C23 Sheet1.C24:Sheet1.C28 Sheet1.D23:Sheet1.D23 Sheet1.D24:Sheet1.D28 Sheet1.E23:Sheet1.E23 Sheet1.E24:Sheet1.E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6736in" svg:y="10.387in">
            <draw:object draw:notify-on-update-of-ranges="Sheet1.B60:Sheet1.B60 Sheet1.B61:Sheet1.B65 Sheet1.C60:Sheet1.C60 Sheet1.C61:Sheet1.C65 Sheet1.D60:Sheet1.D60 Sheet1.D61:Sheet1.D65 Sheet1.E60:Sheet1.E60 Sheet1.E61:Sheet1.E6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6547in" svg:y="6.5748in">
            <draw:object draw:notify-on-update-of-ranges="Sheet1.B40:Sheet1.B40 Sheet1.B41:Sheet1.B45 Sheet1.C40:Sheet1.C40 Sheet1.C41:Sheet1.C45 Sheet1.D40:Sheet1.D40 Sheet1.D41:Sheet1.D45 Sheet1.E40:Sheet1.E40 Sheet1.E41:Sheet1.E4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size(mb)/co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ra pc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postlink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m5.082s</text:p>
          </table:table-cell>
          <table:table-cell office:value-type="string" calcext:value-type="string">
            <text:p>0m5.326s</text:p>
          </table:table-cell>
          <table:table-cell office:value-type="string" calcext:value-type="string">
            <text:p>0m6.288s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badg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m24.073s</text:p>
          </table:table-cell>
          <table:table-cell office:value-type="string" calcext:value-type="string">
            <text:p>0m22.782s</text:p>
          </table:table-cell>
          <table:table-cell office:value-type="string" calcext:value-type="string">
            <text:p>0m23.792s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vot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2m23.303s</text:p>
          </table:table-cell>
          <table:table-cell office:value-type="string" calcext:value-type="string">
            <text:p>2m21.390s</text:p>
          </table:table-cell>
          <table:table-cell office:value-type="string" calcext:value-type="string">
            <text:p>2m24.730s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omment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4m17.804s</text:p>
          </table:table-cell>
          <table:table-cell office:value-type="string" calcext:value-type="string">
            <text:p>4m15.573s</text:p>
          </table:table-cell>
          <table:table-cell office:value-type="string" calcext:value-type="string">
            <text:p>4m17.373s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os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9m50.174s</text:p>
          </table:table-cell>
          <table:table-cell office:value-type="string" calcext:value-type="string">
            <text:p>10m43.944s</text:p>
          </table:table-cell>
          <table:table-cell office:value-type="string" calcext:value-type="string">
            <text:p>10m42.417s</text:p>
          </table:table-cell>
          <table:table-cell table:number-columns-repeated="3"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size(mb)/co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ra pc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postlinks</text:p>
          </table:table-cell>
          <table:table-cell office:value-type="float" office:value="14" calcext:value-type="float">
            <text:p>14</text:p>
          </table:table-cell>
          <table:table-cell table:formula="of:=5*100/60" office:value-type="float" office:value="8.33333333333333" calcext:value-type="float">
            <text:p>8.3333333333</text:p>
          </table:table-cell>
          <table:table-cell table:formula="of:=5.326*100/60" office:value-type="float" office:value="8.87666666666667" calcext:value-type="float">
            <text:p>8.8766666667</text:p>
          </table:table-cell>
          <table:table-cell table:formula="of:=6.288*100/60" office:value-type="float" office:value="10.48" calcext:value-type="float">
            <text:p>10.48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badges</text:p>
          </table:table-cell>
          <table:table-cell office:value-type="float" office:value="72" calcext:value-type="float">
            <text:p>72</text:p>
          </table:table-cell>
          <table:table-cell table:formula="of:=24*100/60" office:value-type="float" office:value="40" calcext:value-type="float">
            <text:p>40</text:p>
          </table:table-cell>
          <table:table-cell table:formula="of:=22.782*100/60" office:value-type="float" office:value="37.97" calcext:value-type="float">
            <text:p>37.97</text:p>
          </table:table-cell>
          <table:table-cell table:formula="of:=23.792*100/60" office:value-type="float" office:value="39.6533333333333" calcext:value-type="float">
            <text:p>39.6533333333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votes</text:p>
          </table:table-cell>
          <table:table-cell office:value-type="float" office:value="434" calcext:value-type="float">
            <text:p>434</text:p>
          </table:table-cell>
          <table:table-cell table:formula="of:=200+23.303*100/60" office:value-type="float" office:value="238.838333333333" calcext:value-type="float">
            <text:p>238.8383333333</text:p>
          </table:table-cell>
          <table:table-cell table:formula="of:=200+21.39*100/60" office:value-type="float" office:value="235.65" calcext:value-type="float">
            <text:p>235.65</text:p>
          </table:table-cell>
          <table:table-cell table:formula="of:=200+24.73*100/60" office:value-type="float" office:value="241.216666666667" calcext:value-type="float">
            <text:p>241.2166666667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omments</text:p>
          </table:table-cell>
          <table:table-cell office:value-type="float" office:value="642" calcext:value-type="float">
            <text:p>642</text:p>
          </table:table-cell>
          <table:table-cell table:formula="of:=400+17.804*100/60" office:value-type="float" office:value="429.673333333333" calcext:value-type="float">
            <text:p>429.6733333333</text:p>
          </table:table-cell>
          <table:table-cell table:formula="of:=400+15.573*100/60" office:value-type="float" office:value="425.955" calcext:value-type="float">
            <text:p>425.955</text:p>
          </table:table-cell>
          <table:table-cell table:formula="of:=400+17.37*100/60" office:value-type="float" office:value="428.95" calcext:value-type="float">
            <text:p>428.95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osts</text:p>
          </table:table-cell>
          <table:table-cell office:value-type="float" office:value="1500" calcext:value-type="float">
            <text:p>1500</text:p>
          </table:table-cell>
          <table:table-cell table:formula="of:=900+50.17*100/60" office:value-type="float" office:value="983.616666666667" calcext:value-type="float">
            <text:p>983.6166666667</text:p>
          </table:table-cell>
          <table:table-cell table:formula="of:=1000+43.944*100/60" office:value-type="float" office:value="1073.24" calcext:value-type="float">
            <text:p>1073.24</text:p>
          </table:table-cell>
          <table:table-cell table:formula="of:=1000+42.417*100/60" office:value-type="float" office:value="1070.695" calcext:value-type="float">
            <text:p>1070.69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4" table:number-rows-spanned="1">
            <text:p>Resultados de las pruebas</text:p>
          </table:table-cell>
          <table:covered-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Rober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ze(mb)/co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3.147*100/60" office:value-type="float" office:value="21.9116666666667" calcext:value-type="float">
            <text:p>21.9116666667</text:p>
          </table:table-cell>
          <table:table-cell table:formula="of:=9.026*100/60" office:value-type="float" office:value="15.0433333333333" calcext:value-type="float">
            <text:p>15.0433333333</text:p>
          </table:table-cell>
          <table:table-cell table:formula="of:=8.892*100/60" office:value-type="float" office:value="14.82" calcext:value-type="float">
            <text:p>14.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25.93*100/60" office:value-type="float" office:value="43.2166666666667" calcext:value-type="float">
            <text:p>43.2166666667</text:p>
          </table:table-cell>
          <table:table-cell table:formula="of:=24.451*100/60" office:value-type="float" office:value="40.7516666666667" calcext:value-type="float">
            <text:p>40.7516666667</text:p>
          </table:table-cell>
          <table:table-cell table:formula="of:=22.196*100/60" office:value-type="float" office:value="36.9933333333333" calcext:value-type="float">
            <text:p>36.993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38.183*100/60" office:value-type="float" office:value="63.6383333333333" calcext:value-type="float">
            <text:p>63.6383333333</text:p>
          </table:table-cell>
          <table:table-cell table:formula="of:=35.755*100/60" office:value-type="float" office:value="59.5916666666667" calcext:value-type="float">
            <text:p>59.5916666667</text:p>
          </table:table-cell>
          <table:table-cell table:formula="of:=34.964*100/60" office:value-type="float" office:value="58.2733333333333" calcext:value-type="float">
            <text:p>58.273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100+28.011*100/60" office:value-type="float" office:value="146.685" calcext:value-type="float">
            <text:p>146.685</text:p>
          </table:table-cell>
          <table:table-cell table:formula="of:=100+23.381*100/60" office:value-type="float" office:value="138.968333333333" calcext:value-type="float">
            <text:p>138.9683333333</text:p>
          </table:table-cell>
          <table:table-cell table:formula="of:=55.812*100/60" office:value-type="float" office:value="93.02" calcext:value-type="float">
            <text:p>93.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400+40.871*100/60" office:value-type="float" office:value="468.118333333333" calcext:value-type="float">
            <text:p>468.1183333333</text:p>
          </table:table-cell>
          <table:table-cell table:formula="of:=100+56.002*100/60" office:value-type="float" office:value="193.336666666667" calcext:value-type="float">
            <text:p>193.3366666667</text:p>
          </table:table-cell>
          <table:table-cell table:formula="of:=300+0.439*100/60" office:value-type="float" office:value="300.731666666667" calcext:value-type="float">
            <text:p>300.7316666667</text:p>
          </table:table-cell>
          <table:table-cell table:number-columns-repeated="3"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 calcext:value-type="string">
            <text:p>R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ze(mb)/co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5.757*100/60" office:value-type="float" office:value="26.2616666666667" calcext:value-type="float">
            <text:p>26.2616666667</text:p>
          </table:table-cell>
          <table:table-cell table:formula="of:=14.662*100/60" office:value-type="float" office:value="24.4366666666667" calcext:value-type="float">
            <text:p>24.4366666667</text:p>
          </table:table-cell>
          <table:table-cell table:formula="of:=14.298*100/60" office:value-type="float" office:value="23.83" calcext:value-type="float">
            <text:p>23.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36.963*100/60" office:value-type="float" office:value="61.605" calcext:value-type="float">
            <text:p>61.605</text:p>
          </table:table-cell>
          <table:table-cell table:formula="of:=34.575*100/60" office:value-type="float" office:value="57.625" calcext:value-type="float">
            <text:p>57.625</text:p>
          </table:table-cell>
          <table:table-cell table:formula="of:=32.913*100/60" office:value-type="float" office:value="54.855" calcext:value-type="float">
            <text:p>54.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59.632*100/60" office:value-type="float" office:value="99.3866666666667" calcext:value-type="float">
            <text:p>99.3866666667</text:p>
          </table:table-cell>
          <table:table-cell table:formula="of:=52.62*100/60" office:value-type="float" office:value="87.7" calcext:value-type="float">
            <text:p>87.7</text:p>
          </table:table-cell>
          <table:table-cell table:formula="of:=45.965*100/60" office:value-type="float" office:value="76.6083333333333" calcext:value-type="float">
            <text:p>76.608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100+43.284*100/60" office:value-type="float" office:value="172.14" calcext:value-type="float">
            <text:p>172.14</text:p>
          </table:table-cell>
          <table:table-cell table:formula="of:=100+44.922*100/60" office:value-type="float" office:value="174.87" calcext:value-type="float">
            <text:p>174.87</text:p>
          </table:table-cell>
          <table:table-cell table:formula="of:=100+34.05*100/60" office:value-type="float" office:value="156.75" calcext:value-type="float">
            <text:p>156.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700+36.65*100/60" office:value-type="float" office:value="761.083333333333" calcext:value-type="float">
            <text:p>761.0833333333</text:p>
          </table:table-cell>
          <table:table-cell table:formula="of:=100+52.881*100/60" office:value-type="float" office:value="188.135" calcext:value-type="float">
            <text:p>188.135</text:p>
          </table:table-cell>
          <table:table-cell table:formula="of:=100+30.434*100/60" office:value-type="float" office:value="150.723333333333" calcext:value-type="float">
            <text:p>150.7233333333</text:p>
          </table:table-cell>
          <table:table-cell table:number-columns-repeated="3"/>
        </table:table-row>
        <table:table-row table:style-name="ro1" table:number-rows-repeated="13">
          <table:table-cell table:number-columns-repeated="8"/>
        </table:table-row>
        <table:table-row table:style-name="ro1">
          <table:table-cell/>
          <table:table-cell office:value-type="string" calcext:value-type="string">
            <text:p>Pedr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ze(mb)/co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5.296*100/60" office:value-type="float" office:value="8.82666666666667" calcext:value-type="float">
            <text:p>8.8266666667</text:p>
          </table:table-cell>
          <table:table-cell table:formula="of:=5.012*100/60" office:value-type="float" office:value="8.35333333333333" calcext:value-type="float">
            <text:p>8.3533333333</text:p>
          </table:table-cell>
          <table:table-cell table:formula="of:=6.365*100/60" office:value-type="float" office:value="10.6083333333333" calcext:value-type="float">
            <text:p>10.608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12.85*100/60" office:value-type="float" office:value="21.4166666666667" calcext:value-type="float">
            <text:p>21.4166666667</text:p>
          </table:table-cell>
          <table:table-cell table:formula="of:=8.778*100/60" office:value-type="float" office:value="14.63" calcext:value-type="float">
            <text:p>14.63</text:p>
          </table:table-cell>
          <table:table-cell table:formula="of:=10.475*100/60" office:value-type="float" office:value="17.4583333333333" calcext:value-type="float">
            <text:p>17.458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20.18*100/60" office:value-type="float" office:value="33.6333333333333" calcext:value-type="float">
            <text:p>33.6333333333</text:p>
          </table:table-cell>
          <table:table-cell table:formula="of:=13.186*100/60" office:value-type="float" office:value="21.9766666666667" calcext:value-type="float">
            <text:p>21.9766666667</text:p>
          </table:table-cell>
          <table:table-cell table:formula="of:=14.63*100/60" office:value-type="float" office:value="24.3833333333333" calcext:value-type="float">
            <text:p>24.383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55.495*100/60" office:value-type="float" office:value="92.4916666666667" calcext:value-type="float">
            <text:p>92.4916666667</text:p>
          </table:table-cell>
          <table:table-cell table:formula="of:=33.828*100/60" office:value-type="float" office:value="56.38" calcext:value-type="float">
            <text:p>56.38</text:p>
          </table:table-cell>
          <table:table-cell table:formula="of:=40.201*100/60" office:value-type="float" office:value="67.0016666666667" calcext:value-type="float">
            <text:p>67.001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100+32.622*100/60" office:value-type="float" office:value="154.37" calcext:value-type="float">
            <text:p>154.37</text:p>
          </table:table-cell>
          <table:table-cell table:formula="of:=100+51.921*100/60" office:value-type="float" office:value="186.535" calcext:value-type="float">
            <text:p>186.535</text:p>
          </table:table-cell>
          <table:table-cell table:formula="of:=100+47.702*100/60" office:value-type="float" office:value="179.503333333333" calcext:value-type="float">
            <text:p>179.50333333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13:56:07.384867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23:05:35.801939260</meta:creation-date>
    <dc:date>2016-01-28T18:57:50.600370335</dc:date>
    <meta:editing-duration>PT3H49M43S</meta:editing-duration>
    <meta:editing-cycles>4</meta:editing-cycles>
    <meta:generator>LibreOffice/4.2.8.2$Linux_X86_64 LibreOffice_project/420m0$Build-2</meta:generator>
    <meta:document-statistic meta:table-count="1" meta:cell-count="1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3.703cm" style:legend-expansion="high" chart:style-name="ch2"/>
        <chart:plot-area chart:style-name="ch3" table:cell-range-address="Sheet1.B23:Sheet1.E28" chart:data-source-has-labels="both" svg:x="1.331cm" svg:y="0.18cm" svg:width="12.82cm" svg:height="7.659cm">
          <chartooo:coordinate-region svg:x="2.138cm" svg:y="0.379cm" svg:width="11.733cm" svg:height="6.813cm"/>
          <chart:axis chart:dimension="x" chart:name="primary-x" chart:style-name="ch4" chartooo:axis-type="auto">
            <chartooo:date-scale/>
            <chart:title svg:x="7.036cm" svg:y="8.019cm" chart:style-name="ch5">
              <text:p>Size(mb)</text:p>
            </chart:title>
            <chart:categories table:cell-range-address="Sheet1.B24:Sheet1.B28"/>
          </chart:axis>
          <chart:axis chart:dimension="y" chart:name="primary-y" chart:style-name="ch4">
            <chart:title svg:x="0.451cm" svg:y="5.693cm" chart:style-name="ch6">
              <text:p>Time(seconds*100/60)</text:p>
            </chart:title>
            <chart:grid chart:style-name="ch7" chart:class="major"/>
          </chart:axis>
          <chart:series chart:style-name="ch8" chart:values-cell-range-address="Sheet1.C24:Sheet1.C28" chart:label-cell-address="Sheet1.C23:Sheet1.C23" chart:class="chart:line">
            <chart:data-point chart:repeated="5"/>
          </chart:series>
          <chart:series chart:style-name="ch9" chart:values-cell-range-address="Sheet1.D24:Sheet1.D28" chart:label-cell-address="Sheet1.D23:Sheet1.D23" chart:class="chart:line">
            <chart:data-point chart:repeated="5"/>
          </chart:series>
          <chart:series chart:style-name="ch10" chart:values-cell-range-address="Sheet1.E24:Sheet1.E28" chart:label-cell-address="Sheet1.E23:Sheet1.E2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C23:Sheet1.C23</svg:desc>
                </draw:g>
              </table:table-cell>
              <table:table-cell office:value-type="string">
                <text:p>2</text:p>
                <draw:g>
                  <svg:desc>Sheet1.D23:Sheet1.D23</svg:desc>
                </draw:g>
              </table:table-cell>
              <table:table-cell office:value-type="string">
                <text:p>4</text:p>
                <draw:g>
                  <svg:desc>Sheet1.E23:Sheet1.E23</svg:desc>
                </draw:g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  <draw:g>
                  <svg:desc>Sheet1.B24:Sheet1.B28</svg:desc>
                </draw:g>
              </table:table-cell>
              <table:table-cell office:value-type="float" office:value="21.9116666666667">
                <text:p>21.9116666666667</text:p>
                <draw:g>
                  <svg:desc>Sheet1.C24:Sheet1.C28</svg:desc>
                </draw:g>
              </table:table-cell>
              <table:table-cell office:value-type="float" office:value="15.0433333333333">
                <text:p>15.0433333333333</text:p>
                <draw:g>
                  <svg:desc>Sheet1.D24:Sheet1.D28</svg:desc>
                </draw:g>
              </table:table-cell>
              <table:table-cell office:value-type="float" office:value="14.82">
                <text:p>14.82</text:p>
                <draw:g>
                  <svg:desc>Sheet1.E24:Sheet1.E28</svg:desc>
                </draw:g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3.2166666666667">
                <text:p>43.2166666666667</text:p>
              </table:table-cell>
              <table:table-cell office:value-type="float" office:value="40.7516666666667">
                <text:p>40.7516666666667</text:p>
              </table:table-cell>
              <table:table-cell office:value-type="float" office:value="36.9933333333333">
                <text:p>36.993333333333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63.6383333333333">
                <text:p>63.6383333333333</text:p>
              </table:table-cell>
              <table:table-cell office:value-type="float" office:value="59.5916666666667">
                <text:p>59.5916666666667</text:p>
              </table:table-cell>
              <table:table-cell office:value-type="float" office:value="58.2733333333333">
                <text:p>58.273333333333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46.685">
                <text:p>146.685</text:p>
              </table:table-cell>
              <table:table-cell office:value-type="float" office:value="138.968333333333">
                <text:p>138.968333333333</text:p>
              </table:table-cell>
              <table:table-cell office:value-type="float" office:value="93.02">
                <text:p>93.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468.118333333333">
                <text:p>468.118333333333</text:p>
              </table:table-cell>
              <table:table-cell office:value-type="float" office:value="193.336666666667">
                <text:p>193.336666666667</text:p>
              </table:table-cell>
              <table:table-cell office:value-type="float" office:value="300.731666666667">
                <text:p>300.731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75cm" svg:y="0.316cm" chart:style-name="ch2">
          <text:p>parseString.py</text:p>
        </chart:title>
        <chart:legend chart:legend-position="end" svg:x="14.471cm" svg:y="3.703cm" style:legend-expansion="high" chart:style-name="ch3"/>
        <chart:plot-area chart:style-name="ch4" table:cell-range-address="Sheet1.B60:Sheet1.E65" chart:data-source-has-labels="both" svg:x="1.331cm" svg:y="1.301cm" svg:width="12.82cm" svg:height="6.538cm">
          <chartooo:coordinate-region svg:x="2.138cm" svg:y="1.5cm" svg:width="11.733cm" svg:height="5.692cm"/>
          <chart:axis chart:dimension="x" chart:name="primary-x" chart:style-name="ch5" chartooo:axis-type="auto">
            <chart:title svg:x="6.718cm" svg:y="8.019cm" chart:style-name="ch6">
              <text:p>File Size(MB)</text:p>
            </chart:title>
            <chart:categories table:cell-range-address="Sheet1.B61:Sheet1.B65"/>
          </chart:axis>
          <chart:axis chart:dimension="y" chart:name="primary-y" chart:style-name="ch5">
            <chart:title svg:x="0.451cm" svg:y="6.294cm" chart:style-name="ch7">
              <text:p>Time (seconds*100/60)</text:p>
            </chart:title>
            <chart:grid chart:style-name="ch8" chart:class="major"/>
          </chart:axis>
          <chart:series chart:style-name="ch9" chart:values-cell-range-address="Sheet1.C61:Sheet1.C65" chart:label-cell-address="Sheet1.C60:Sheet1.C60" chart:class="chart:scatter">
            <chart:domain table:cell-range-address="Sheet1.B61:Sheet1.B65"/>
            <chart:data-point chart:repeated="5"/>
          </chart:series>
          <chart:series chart:style-name="ch10" chart:values-cell-range-address="Sheet1.D61:Sheet1.D65" chart:label-cell-address="Sheet1.D60:Sheet1.D60" chart:class="chart:scatter">
            <chart:data-point chart:repeated="5"/>
          </chart:series>
          <chart:series chart:style-name="ch11" chart:values-cell-range-address="Sheet1.E61:Sheet1.E65" chart:label-cell-address="Sheet1.E60:Sheet1.E60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C60:Sheet1.C60</svg:desc>
                </draw:g>
              </table:table-cell>
              <table:table-cell office:value-type="string">
                <text:p>2</text:p>
                <draw:g>
                  <svg:desc>Sheet1.D60:Sheet1.D60</svg:desc>
                </draw:g>
              </table:table-cell>
              <table:table-cell office:value-type="string">
                <text:p>4</text:p>
                <draw:g>
                  <svg:desc>Sheet1.E60:Sheet1.E60</svg:desc>
                </draw:g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  <draw:g>
                  <svg:desc>Sheet1.B61:Sheet1.B65</svg:desc>
                </draw:g>
              </table:table-cell>
              <table:table-cell office:value-type="float" office:value="8.82666666666667">
                <text:p>8.82666666666667</text:p>
                <draw:g>
                  <svg:desc>Sheet1.C61:Sheet1.C65</svg:desc>
                </draw:g>
              </table:table-cell>
              <table:table-cell office:value-type="float" office:value="8.35333333333333">
                <text:p>8.35333333333333</text:p>
                <draw:g>
                  <svg:desc>Sheet1.D61:Sheet1.D65</svg:desc>
                </draw:g>
              </table:table-cell>
              <table:table-cell office:value-type="float" office:value="10.6083333333333">
                <text:p>10.6083333333333</text:p>
                <draw:g>
                  <svg:desc>Sheet1.E61:Sheet1.E65</svg:desc>
                </draw:g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1.4166666666667">
                <text:p>21.4166666666667</text:p>
              </table:table-cell>
              <table:table-cell office:value-type="float" office:value="14.63">
                <text:p>14.63</text:p>
              </table:table-cell>
              <table:table-cell office:value-type="float" office:value="17.4583333333333">
                <text:p>17.458333333333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3.6333333333333">
                <text:p>33.6333333333333</text:p>
              </table:table-cell>
              <table:table-cell office:value-type="float" office:value="21.9766666666667">
                <text:p>21.9766666666667</text:p>
              </table:table-cell>
              <table:table-cell office:value-type="float" office:value="24.3833333333333">
                <text:p>24.383333333333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92.4916666666667">
                <text:p>92.4916666666667</text:p>
              </table:table-cell>
              <table:table-cell office:value-type="float" office:value="56.38">
                <text:p>56.38</text:p>
              </table:table-cell>
              <table:table-cell office:value-type="float" office:value="67.0016666666667">
                <text:p>67.0016666666667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54.37">
                <text:p>154.37</text:p>
              </table:table-cell>
              <table:table-cell office:value-type="float" office:value="186.535">
                <text:p>186.535</text:p>
              </table:table-cell>
              <table:table-cell office:value-type="float" office:value="179.503333333333">
                <text:p>179.50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72cm" svg:y="0.316cm" chart:style-name="ch2">
          <text:p>encrypt.py</text:p>
        </chart:title>
        <chart:legend chart:legend-position="end" svg:x="14.471cm" svg:y="3.703cm" style:legend-expansion="high" chart:style-name="ch3"/>
        <chart:plot-area chart:style-name="ch4" table:cell-range-address="Sheet1.B40:Sheet1.E45" chart:data-source-has-labels="both" svg:x="1.331cm" svg:y="1.301cm" svg:width="12.82cm" svg:height="6.538cm">
          <chartooo:coordinate-region svg:x="2.138cm" svg:y="1.5cm" svg:width="11.733cm" svg:height="5.692cm"/>
          <chart:axis chart:dimension="x" chart:name="primary-x" chart:style-name="ch5" chartooo:axis-type="auto">
            <chartooo:date-scale/>
            <chart:title svg:x="6.678cm" svg:y="8.019cm" chart:style-name="ch6">
              <text:p>File SIze (MB)</text:p>
            </chart:title>
            <chart:categories table:cell-range-address="Sheet1.B41:Sheet1.B45"/>
          </chart:axis>
          <chart:axis chart:dimension="y" chart:name="primary-y" chart:style-name="ch5">
            <chart:title svg:x="0.451cm" svg:y="6.321cm" chart:style-name="ch7">
              <text:p>Time (Seconds*100/60)</text:p>
            </chart:title>
            <chart:grid chart:style-name="ch8" chart:class="major"/>
          </chart:axis>
          <chart:series chart:style-name="ch9" chart:values-cell-range-address="Sheet1.C41:Sheet1.C45" chart:label-cell-address="Sheet1.C40:Sheet1.C40" chart:class="chart:line">
            <chart:data-point chart:repeated="5"/>
          </chart:series>
          <chart:series chart:style-name="ch10" chart:values-cell-range-address="Sheet1.D41:Sheet1.D45" chart:label-cell-address="Sheet1.D40:Sheet1.D40" chart:class="chart:line">
            <chart:data-point chart:repeated="5"/>
          </chart:series>
          <chart:series chart:style-name="ch11" chart:values-cell-range-address="Sheet1.E41:Sheet1.E45" chart:label-cell-address="Sheet1.E40:Sheet1.E40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C40:Sheet1.C40</svg:desc>
                </draw:g>
              </table:table-cell>
              <table:table-cell office:value-type="string">
                <text:p>2</text:p>
                <draw:g>
                  <svg:desc>Sheet1.D40:Sheet1.D40</svg:desc>
                </draw:g>
              </table:table-cell>
              <table:table-cell office:value-type="string">
                <text:p>4</text:p>
                <draw:g>
                  <svg:desc>Sheet1.E40:Sheet1.E40</svg:desc>
                </draw:g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  <draw:g>
                  <svg:desc>Sheet1.B41:Sheet1.B45</svg:desc>
                </draw:g>
              </table:table-cell>
              <table:table-cell office:value-type="float" office:value="26.2616666666667">
                <text:p>26.2616666666667</text:p>
                <draw:g>
                  <svg:desc>Sheet1.C41:Sheet1.C45</svg:desc>
                </draw:g>
              </table:table-cell>
              <table:table-cell office:value-type="float" office:value="24.4366666666667">
                <text:p>24.4366666666667</text:p>
                <draw:g>
                  <svg:desc>Sheet1.D41:Sheet1.D45</svg:desc>
                </draw:g>
              </table:table-cell>
              <table:table-cell office:value-type="float" office:value="23.83">
                <text:p>23.83</text:p>
                <draw:g>
                  <svg:desc>Sheet1.E41:Sheet1.E45</svg:desc>
                </draw:g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1.605">
                <text:p>61.605</text:p>
              </table:table-cell>
              <table:table-cell office:value-type="float" office:value="57.625">
                <text:p>57.625</text:p>
              </table:table-cell>
              <table:table-cell office:value-type="float" office:value="54.855">
                <text:p>54.85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99.3866666666667">
                <text:p>99.3866666666667</text:p>
              </table:table-cell>
              <table:table-cell office:value-type="float" office:value="87.7">
                <text:p>87.7</text:p>
              </table:table-cell>
              <table:table-cell office:value-type="float" office:value="76.6083333333333">
                <text:p>76.608333333333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72.14">
                <text:p>172.14</text:p>
              </table:table-cell>
              <table:table-cell office:value-type="float" office:value="174.87">
                <text:p>174.87</text:p>
              </table:table-cell>
              <table:table-cell office:value-type="float" office:value="156.75">
                <text:p>156.7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761.083333333333">
                <text:p>761.083333333333</text:p>
              </table:table-cell>
              <table:table-cell office:value-type="float" office:value="188.135">
                <text:p>188.135</text:p>
              </table:table-cell>
              <table:table-cell office:value-type="float" office:value="150.723333333333">
                <text:p>150.72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